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62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30.22mm"/>
    </style:style>
    <style:style style:name="co4" style:family="table-column">
      <style:table-column-properties fo:break-before="auto" style:column-width="43.18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start" fo:margin-left="0mm"/>
      <style:text-properties style:font-name="DejaVu Sans Mono" fo:font-weight="bold" style:font-name-asian="DejaVu Sans Mono" style:font-weight-asian="bold" style:font-name-complex="DejaVu Sans Mono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ejaVu Sans Mono" style:font-name-asian="DejaVu Sans Mono" style:font-name-complex="DejaVu Sans Mono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start" fo:margin-left="0mm"/>
      <style:text-properties style:font-name="DejaVu Sans Mono" style:font-name-asian="DejaVu Sans Mono" style:font-name-complex="DejaVu Sans Mono"/>
    </style:style>
    <style:style style:name="ce4" style:family="table-cell" style:parent-style-name="Default">
      <style:text-properties style:font-name="DejaVu Sans Mono" style:font-name-asian="DejaVu Sans Mono" style:font-name-complex="DejaVu Sans Mono"/>
    </style:style>
  </office:automatic-styles>
  <office:body>
    <office:spreadsheet>
      <table:calculation-settings table:automatic-find-labels="false"/>
      <table:table table:name="Hoja4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6" table:default-cell-style-name="ce2"/>
        <table:table-column table:style-name="co6" table:number-columns-repeated="2" table:default-cell-style-name="ce4"/>
        <table:table-row table:style-name="ro1">
          <table:table-cell table:style-name="ce1" office:value-type="string" calcext:value-type="string">
            <text:p>acronym</text:p>
          </table:table-cell>
          <table:table-cell table:style-name="ce1"/>
          <table:table-cell table:style-name="ce1" office:value-type="string" calcext:value-type="string">
            <text:p>name</text:p>
          </table:table-cell>
          <table:table-cell table:style-name="ce1"/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System</text:p>
          </table:table-cell>
          <table:table-cell office:value-type="string" calcext:value-type="string">
            <text:p>indx</text:p>
          </table:table-cell>
          <table:table-cell office:value-type="string" calcext:value-type="string">
            <text:p>senten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</text:p>
          </table:table-cell>
          <table:table-cell table:style-name="ce3" office:value-type="string" calcext:value-type="string">
            <text:p>deu</text:p>
          </table:table-cell>
          <table:table-cell table:style-name="ce3" office:value-type="string" calcext:value-type="string">
            <text:p>german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table:formula="of:=[.B2]&amp;[.$G$1]" office:value-type="string" office:string-value="deuindx" calcext:value-type="string">
            <text:p>deuindx</text:p>
          </table:table-cell>
          <table:table-cell table:formula="of:=[.B2]&amp;[.$H$1]" office:value-type="string" office:string-value="deusentence" calcext:value-type="string">
            <text:p>deusenten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 table:style-name="ce3" office:value-type="string" calcext:value-type="string">
            <text:p>eng</text:p>
          </table:table-cell>
          <table:table-cell table:style-name="ce3" office:value-type="string" calcext:value-type="string">
            <text:p>english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table:formula="of:=[.B3]&amp;[.$G$1]" office:value-type="string" office:string-value="engindx" calcext:value-type="string">
            <text:p>engindx</text:p>
          </table:table-cell>
          <table:table-cell table:formula="of:=[.B3]&amp;[.$H$1]" office:value-type="string" office:string-value="engsentence" calcext:value-type="string">
            <text:p>engsenten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o</text:p>
          </table:table-cell>
          <table:table-cell table:style-name="ce3" office:value-type="string" calcext:value-type="string">
            <text:p>epo</text:p>
          </table:table-cell>
          <table:table-cell table:style-name="ce3" office:value-type="string" calcext:value-type="string">
            <text:p>esperanto</text:p>
          </table:table-cell>
          <table:table-cell office:value-type="string" calcext:value-type="string">
            <text:p>Esperanto</text:p>
          </table:table-cell>
          <table:table-cell office:value-type="string" calcext:value-type="string">
            <text:p>Artificial Language</text:p>
          </table:table-cell>
          <table:table-cell office:value-type="string" calcext:value-type="string">
            <text:p>Latn</text:p>
          </table:table-cell>
          <table:table-cell table:formula="of:=[.B4]&amp;[.$G$1]" office:value-type="string" office:string-value="epoindx" calcext:value-type="string">
            <text:p>epoindx</text:p>
          </table:table-cell>
          <table:table-cell table:formula="of:=[.B4]&amp;[.$H$1]" office:value-type="string" office:string-value="eposentence" calcext:value-type="string">
            <text:p>eposenten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</text:p>
          </table:table-cell>
          <table:table-cell table:style-name="ce3" office:value-type="string" calcext:value-type="string">
            <text:p>spa</text:p>
          </table:table-cell>
          <table:table-cell table:style-name="ce3" office:value-type="string" calcext:value-type="string">
            <text:p>spanish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table:formula="of:=[.B5]&amp;[.$G$1]" office:value-type="string" office:string-value="spaindx" calcext:value-type="string">
            <text:p>spaindx</text:p>
          </table:table-cell>
          <table:table-cell table:formula="of:=[.B5]&amp;[.$H$1]" office:value-type="string" office:string-value="spasentence" calcext:value-type="string">
            <text:p>spasenten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fra</text:p>
          </table:table-cell>
          <table:table-cell table:style-name="ce3"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table:formula="of:=[.B6]&amp;[.$G$1]" office:value-type="string" office:string-value="fraindx" calcext:value-type="string">
            <text:p>fraindx</text:p>
          </table:table-cell>
          <table:table-cell table:formula="of:=[.B6]&amp;[.$H$1]" office:value-type="string" office:string-value="frasentence" calcext:value-type="string">
            <text:p>frasenten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table:style-name="ce3" office:value-type="string" calcext:value-type="string">
            <text:p>italian</text:p>
          </table:table-cell>
          <table:table-cell office:value-type="string" calcext:value-type="string">
            <text:p>Italiano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table:formula="of:=[.B7]&amp;[.$G$1]" office:value-type="string" office:string-value="itaindx" calcext:value-type="string">
            <text:p>itaindx</text:p>
          </table:table-cell>
          <table:table-cell table:formula="of:=[.B7]&amp;[.$H$1]" office:value-type="string" office:string-value="itasentence" calcext:value-type="string">
            <text:p>itasenten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nld</text:p>
          </table:table-cell>
          <table:table-cell table:style-name="ce3" office:value-type="string" calcext:value-type="string">
            <text:p>dutch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table:formula="of:=[.B8]&amp;[.$G$1]" office:value-type="string" office:string-value="nldindx" calcext:value-type="string">
            <text:p>nldindx</text:p>
          </table:table-cell>
          <table:table-cell table:formula="of:=[.B8]&amp;[.$H$1]" office:value-type="string" office:string-value="nldsentence" calcext:value-type="string">
            <text:p>nldsenten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t</text:p>
          </table:table-cell>
          <table:table-cell table:style-name="ce3" office:value-type="string" calcext:value-type="string">
            <text:p>por</text:p>
          </table:table-cell>
          <table:table-cell table:style-name="ce3" office:value-type="string" calcext:value-type="string">
            <text:p>portuguese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table:formula="of:=[.B9]&amp;[.$G$1]" office:value-type="string" office:string-value="porindx" calcext:value-type="string">
            <text:p>porindx</text:p>
          </table:table-cell>
          <table:table-cell table:formula="of:=[.B9]&amp;[.$H$1]" office:value-type="string" office:string-value="porsentence" calcext:value-type="string">
            <text:p>porsenten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u</text:p>
          </table:table-cell>
          <table:table-cell table:style-name="ce3" office:value-type="string" calcext:value-type="string">
            <text:p>rus</text:p>
          </table:table-cell>
          <table:table-cell table:style-name="ce3" office:value-type="string" calcext:value-type="string">
            <text:p>russian</text:p>
          </table:table-cell>
          <table:table-cell office:value-type="string" calcext:value-type="string">
            <text:p>Русский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Cyrl</text:p>
          </table:table-cell>
          <table:table-cell table:formula="of:=[.B10]&amp;[.$G$1]" office:value-type="string" office:string-value="rusindx" calcext:value-type="string">
            <text:p>rusindx</text:p>
          </table:table-cell>
          <table:table-cell table:formula="of:=[.B10]&amp;[.$H$1]" office:value-type="string" office:string-value="russentence" calcext:value-type="string">
            <text:p>russentence</text:p>
          </table:table-cell>
          <table:table-cell table:number-columns-repeated="1016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oja4.A1:Hoja4.F10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 style:data-style-name="N2" text:time-value="22:09:22.3308006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00:15:33.654505715</meta:creation-date>
    <dc:date>2017-01-17T02:59:15.925116298</dc:date>
    <meta:editing-duration>PT4H37M30S</meta:editing-duration>
    <meta:editing-cycles>8</meta:editing-cycles>
    <meta:generator>LibreOffice/5.1.4.2$Linux_X86_64 LibreOffice_project/10m0$Build-2</meta:generator>
    <meta:document-statistic meta:table-count="1" meta:cell-count="78" meta:object-count="0"/>
  </office:meta>
</office:document-meta>
</file>